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94e60" officeooo:paragraph-rsid="00094e60"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Sweet Tooth is a pastry house serving hot from oven pastries during the day and night. As its placed around campus, it targets youth to have fresh breakfast and brunches, enjoy their free time to chat with friends or read a book.</text:p>
      <text:p text:style-name="P1"/>
      <text:p text:style-name="P1">Our aim is to satisfy customers' daily sweet cravings, producing a high quality of pastries. As the owner of the job, I humble invite you to check us o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6T15:02:05.901503578</meta:creation-date>
    <dc:date>2021-02-16T15:13:54.781935181</dc:date>
    <meta:editing-duration>PT1M8S</meta:editing-duration>
    <meta:editing-cycles>1</meta:editing-cycles>
    <meta:document-statistic meta:table-count="0" meta:image-count="0" meta:object-count="0" meta:page-count="1" meta:paragraph-count="2" meta:word-count="71" meta:character-count="383" meta:non-whitespace-character-count="314"/>
    <meta:generator>LibreOffice/6.4.6.2$Linux_X86_64 LibreOffice_project/40$Build-2</meta:generator>
  </office:meta>
</office:document-meta>
</file>